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72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9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9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12" style:family="graphic" style:parent-style-name="objectwithoutfill">
      <style:graphic-properties draw:stroke="dash" draw:stroke-dash="Ultrafine_20_2_20_Dots_20_3_20_Dashes" draw:marker-start="Arrowheads_20_2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5" style:family="graphic" style:parent-style-name="standard">
      <style:graphic-properties draw:stroke="none" svg:stroke-color="#000000" draw:fill="none" draw:fill-color="#ffffff" fo:min-height="18.75cm"/>
    </style:style>
    <style:style style:name="gr16" style:family="graphic" style:parent-style-name="standard">
      <style:graphic-properties draw:stroke="none" svg:stroke-color="#000000" draw:fill="none" draw:fill-color="#ffffff" fo:min-height="2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cm" svg:height="4cm" svg:x="8.6cm" svg:y="1.5cm">
          <text:p/>
        </draw:rect>
        <draw:rect draw:style-name="gr1" draw:text-style-name="P1" draw:layer="layout" svg:width="12.6cm" svg:height="4cm" svg:x="14.9cm" svg:y="1.5cm">
          <text:p/>
        </draw:rect>
        <draw:frame draw:style-name="gr2" draw:layer="layout" svg:width="4.972cm" svg:height="0.963cm" svg:x="14.9cm" svg:y="4.5cm">
          <draw:text-box>
            <text:p>MessageQueue</text:p>
          </draw:text-box>
        </draw:frame>
        <draw:rect draw:style-name="gr3" draw:text-style-name="P2" draw:layer="layout" svg:width="4.5cm" svg:height="3cm" svg:x="1.5cm" svg:y="1.5cm">
          <text:p text:style-name="P1"><text:span text:style-name="T1">EventSource</text:span></text:p>
        </draw:rect>
        <draw:rect draw:style-name="gr3" draw:text-style-name="P2" draw:layer="layout" svg:width="6.5cm" svg:height="2cm" svg:x="21cm" svg:y="2cm">
          <text:p text:style-name="P1"><text:span text:style-name="T1">HardWorkingProcess</text:span></text:p>
          <text:p text:style-name="P1"><text:span text:style-name="T2">(6)Distribute</text:span></text:p>
        </draw:rect>
        <draw:line draw:style-name="gr4" draw:text-style-name="P1" draw:layer="layout" svg:x1="6cm" svg:y1="2.5cm" svg:x2="8.5cm" svg:y2="2cm">
          <text:p/>
        </draw:line>
        <draw:frame draw:style-name="gr5" draw:text-style-name="P3" draw:layer="layout" svg:width="4.295cm" svg:height="0.963cm" svg:x="8.6cm" svg:y="4.537cm">
          <draw:text-box>
            <text:p><text:span text:style-name="T1">SourceListener</text:span></text:p>
          </draw:text-box>
        </draw:frame>
        <draw:rect draw:style-name="gr3" draw:text-style-name="P4" draw:layer="layout" svg:width="4.5cm" svg:height="0.5cm" svg:x="8.6cm" svg:y="3cm">
          <text:p text:style-name="P1"><text:span text:style-name="T2">MyListener</text:span></text:p>
        </draw:rect>
        <draw:rect draw:style-name="gr3" draw:text-style-name="P4" draw:layer="layout" svg:width="4.5cm" svg:height="0.5cm" svg:x="8.6cm" svg:y="2.5cm">
          <text:p text:style-name="P1"><text:span text:style-name="T2">MyListener</text:span></text:p>
        </draw:rect>
        <draw:rect draw:style-name="gr3" draw:text-style-name="P4" draw:layer="layout" svg:width="4.5cm" svg:height="0.5cm" svg:x="8.6cm" svg:y="3.5cm">
          <text:p text:style-name="P1"><text:span text:style-name="T2">MyListener</text:span></text:p>
        </draw:rect>
        <draw:rect draw:style-name="gr3" draw:text-style-name="P4" draw:layer="layout" svg:width="4.5cm" svg:height="0.5cm" svg:x="8.6cm" svg:y="4cm">
          <text:p text:style-name="P1"><text:span text:style-name="T2">MyListener</text:span></text:p>
        </draw:rect>
        <draw:rect draw:style-name="gr3" draw:text-style-name="P4" draw:layer="layout" svg:width="4.5cm" svg:height="0.5cm" svg:x="8.6cm" svg:y="2cm">
          <text:p text:style-name="P1"><text:span text:style-name="T2">MyListener</text:span></text:p>
        </draw:rect>
        <draw:rect draw:style-name="gr3" draw:text-style-name="P4" draw:layer="layout" svg:width="4.5cm" svg:height="0.5cm" svg:x="8.6cm" svg:y="1.5cm">
          <text:p text:style-name="P1"><text:span text:style-name="T2">MyListener</text:span></text:p>
        </draw:rect>
        <draw:line draw:style-name="gr4" draw:text-style-name="P1" draw:layer="layout" svg:x1="6cm" svg:y1="2.5cm" svg:x2="8.5cm" svg:y2="2.5cm">
          <text:p/>
        </draw:line>
        <draw:line draw:style-name="gr4" draw:text-style-name="P1" draw:layer="layout" svg:x1="6cm" svg:y1="3.001cm" svg:x2="8.5cm" svg:y2="3cm">
          <text:p/>
        </draw:line>
        <draw:line draw:style-name="gr4" draw:text-style-name="P1" draw:layer="layout" svg:x1="6cm" svg:y1="3.5cm" svg:x2="8.5cm" svg:y2="3.5cm">
          <text:p/>
        </draw:line>
        <draw:line draw:style-name="gr4" draw:text-style-name="P1" draw:layer="layout" svg:x1="6cm" svg:y1="3.5cm" svg:x2="8.5cm" svg:y2="4cm">
          <text:p/>
        </draw:line>
        <draw:rect draw:style-name="gr3" draw:text-style-name="P4" draw:layer="layout" svg:width="4.5cm" svg:height="0.5cm" svg:x="14.9cm" svg:y="1.5cm">
          <text:p text:style-name="P1"><text:span text:style-name="T2">InputQueue</text:span></text:p>
        </draw:rect>
        <draw:rect draw:style-name="gr3" draw:text-style-name="P4" draw:layer="layout" svg:width="4.5cm" svg:height="0.5cm" svg:x="14.9cm" svg:y="2cm">
          <text:p text:style-name="P1"><text:span text:style-name="T2">InputQueue</text:span></text:p>
        </draw:rect>
        <draw:rect draw:style-name="gr3" draw:text-style-name="P4" draw:layer="layout" svg:width="4.5cm" svg:height="0.5cm" svg:x="14.9cm" svg:y="2.5cm">
          <text:p text:style-name="P1"><text:span text:style-name="T2">InputQueue</text:span></text:p>
        </draw:rect>
        <draw:rect draw:style-name="gr3" draw:text-style-name="P4" draw:layer="layout" svg:width="4.5cm" svg:height="0.5cm" svg:x="14.9cm" svg:y="3cm">
          <text:p text:style-name="P1"><text:span text:style-name="T2">InputQueue</text:span></text:p>
        </draw:rect>
        <draw:rect draw:style-name="gr3" draw:text-style-name="P4" draw:layer="layout" svg:width="4.5cm" svg:height="0.5cm" svg:x="14.9cm" svg:y="3.5cm">
          <text:p text:style-name="P1"><text:span text:style-name="T2">InputQueue</text:span></text:p>
        </draw:rect>
        <draw:rect draw:style-name="gr3" draw:text-style-name="P4" draw:layer="layout" svg:width="4.5cm" svg:height="0.5cm" svg:x="14.9cm" svg:y="4cm">
          <text:p text:style-name="P1"><text:span text:style-name="T2">InputQueue</text:span></text:p>
        </draw:rect>
        <draw:line draw:style-name="gr4" draw:text-style-name="P1" draw:layer="layout" svg:x1="13cm" svg:y1="2.001cm" svg:x2="15cm" svg:y2="2cm">
          <text:p/>
        </draw:line>
        <draw:line draw:style-name="gr4" draw:text-style-name="P1" draw:layer="layout" svg:x1="6cm" svg:y1="3.002cm" svg:x2="8.5cm" svg:y2="3.001cm">
          <text:p/>
        </draw:line>
        <draw:line draw:style-name="gr4" draw:text-style-name="P1" draw:layer="layout" svg:x1="13cm" svg:y1="2.5cm" svg:x2="15cm" svg:y2="2.499cm">
          <text:p/>
        </draw:line>
        <draw:line draw:style-name="gr4" draw:text-style-name="P1" draw:layer="layout" svg:x1="13cm" svg:y1="3cm" svg:x2="15cm" svg:y2="2.999cm">
          <text:p/>
        </draw:line>
        <draw:line draw:style-name="gr4" draw:text-style-name="P1" draw:layer="layout" svg:x1="13cm" svg:y1="3.5cm" svg:x2="15cm" svg:y2="3.499cm">
          <text:p/>
        </draw:line>
        <draw:line draw:style-name="gr4" draw:text-style-name="P1" draw:layer="layout" svg:x1="13cm" svg:y1="4cm" svg:x2="15cm" svg:y2="3.999cm">
          <text:p/>
        </draw:line>
        <draw:line draw:style-name="gr4" draw:text-style-name="P1" draw:layer="layout" svg:x1="13cm" svg:y1="4.5cm" svg:x2="15cm" svg:y2="4.499cm">
          <text:p/>
        </draw:line>
        <draw:rect draw:style-name="gr3" draw:text-style-name="P4" draw:layer="layout" svg:width="3.5cm" svg:height="1cm" svg:x="20.5cm" svg:y="4.5cm">
          <text:p text:style-name="P1"><text:span text:style-name="T2">OutputQueue</text:span></text:p>
        </draw:rect>
        <draw:rect draw:style-name="gr3" draw:text-style-name="P4" draw:layer="layout" svg:width="3.5cm" svg:height="1cm" svg:x="24cm" svg:y="4.5cm">
          <text:p text:style-name="P1"><text:span text:style-name="T2">OutputQueue</text:span></text:p>
        </draw:rect>
        <draw:line draw:style-name="gr4" draw:text-style-name="P1" draw:layer="layout" svg:x1="19.5cm" svg:y1="2cm" svg:x2="21cm" svg:y2="3cm">
          <text:p/>
        </draw:line>
        <draw:line draw:style-name="gr4" draw:text-style-name="P1" draw:layer="layout" svg:x1="19.5cm" svg:y1="2.5cm" svg:x2="21cm" svg:y2="3cm">
          <text:p/>
        </draw:line>
        <draw:line draw:style-name="gr4" draw:text-style-name="P1" draw:layer="layout" svg:x1="19.5cm" svg:y1="3cm" svg:x2="21cm" svg:y2="3cm">
          <text:p/>
        </draw:line>
        <draw:line draw:style-name="gr4" draw:text-style-name="P1" draw:layer="layout" svg:x1="19.5cm" svg:y1="3.5cm" svg:x2="21cm" svg:y2="3cm">
          <text:p/>
        </draw:line>
        <draw:line draw:style-name="gr4" draw:text-style-name="P1" draw:layer="layout" svg:x1="19.5cm" svg:y1="4cm" svg:x2="21cm" svg:y2="3cm">
          <text:p/>
        </draw:line>
        <draw:line draw:style-name="gr4" draw:text-style-name="P1" draw:layer="layout" svg:x1="24cm" svg:y1="4cm" svg:x2="26cm" svg:y2="4.5cm">
          <text:p/>
        </draw:line>
        <draw:line draw:style-name="gr4" draw:text-style-name="P1" draw:layer="layout" svg:x1="24cm" svg:y1="4cm" svg:x2="22.5cm" svg:y2="4.5cm">
          <text:p/>
        </draw:line>
        <draw:rect draw:style-name="gr3" draw:text-style-name="P2" draw:layer="layout" svg:width="4.5cm" svg:height="3cm" svg:x="1.5cm" svg:y="15cm">
          <text:p text:style-name="P1"><text:span text:style-name="T1">UserClients</text:span></text:p>
        </draw:rect>
        <draw:rect draw:style-name="gr3" draw:text-style-name="P2" draw:layer="layout" svg:width="4.5cm" svg:height="3cm" svg:x="8.5cm" svg:y="15cm">
          <text:p text:style-name="P1"><text:span text:style-name="T1">ClientListener</text:span></text:p>
        </draw:rect>
        <draw:rect draw:style-name="gr1" draw:text-style-name="P2" draw:layer="layout" svg:width="7cm" svg:height="3cm" svg:x="8.5cm" svg:y="9cm">
          <text:p/>
        </draw:rect>
        <draw:line draw:style-name="gr4" draw:text-style-name="P1" draw:layer="layout" svg:x1="10.5cm" svg:y1="5.5cm" svg:x2="10.5cm" svg:y2="9cm">
          <text:p/>
        </draw:line>
        <draw:line draw:style-name="gr4" draw:text-style-name="P1" draw:layer="layout" svg:x1="10.5cm" svg:y1="15cm" svg:x2="10.5cm" svg:y2="12cm">
          <text:p/>
        </draw:line>
        <draw:line draw:style-name="gr4" draw:text-style-name="P1" draw:layer="layout" svg:x1="6cm" svg:y1="16.5cm" svg:x2="8.5cm" svg:y2="16.5cm">
          <text:p/>
        </draw:line>
        <draw:frame draw:style-name="gr6" draw:text-style-name="P5" draw:layer="layout" svg:width="3.444cm" svg:height="0.806cm" svg:x="10.5cm" svg:y="13.114cm">
          <draw:text-box>
            <text:p><text:span text:style-name="T2">(2) registerUser</text:span></text:p>
          </draw:text-box>
        </draw:frame>
        <draw:frame draw:style-name="gr7" draw:text-style-name="P5" draw:layer="layout" svg:width="2.5cm" svg:height="1.361cm" svg:x="6cm" svg:y="16.5cm">
          <draw:text-box>
            <text:p><text:span text:style-name="T2">(1) listen</text:span></text:p>
          </draw:text-box>
        </draw:frame>
        <draw:frame draw:style-name="gr8" draw:text-style-name="P5" draw:layer="layout" svg:width="2.682cm" svg:height="2.471cm" svg:x="6cm" svg:y="4.139cm">
          <draw:text-box>
            <text:p><text:span text:style-name="T2">(3) collect &amp; parse</text:span></text:p>
          </draw:text-box>
        </draw:frame>
        <draw:frame draw:style-name="gr8" draw:text-style-name="P5" draw:layer="layout" svg:width="2.1cm" svg:height="2.471cm" svg:x="13cm" svg:y="4.5cm">
          <draw:text-box>
            <text:p><text:span text:style-name="T2">(5) store </text:span></text:p>
            <text:p><text:span text:style-name="T2">&amp; sort</text:span></text:p>
          </draw:text-box>
        </draw:frame>
        <draw:frame draw:style-name="gr6" draw:text-style-name="P5" draw:layer="layout" svg:width="3.444cm" svg:height="0.806cm" svg:x="10.5cm" svg:y="7cm">
          <draw:text-box>
            <text:p><text:span text:style-name="T2">(4) registerUser</text:span></text:p>
          </draw:text-box>
        </draw:frame>
        <draw:rect draw:style-name="gr1" draw:text-style-name="P2" draw:layer="layout" svg:width="7cm" svg:height="3cm" svg:x="20.5cm" svg:y="9cm">
          <text:p/>
        </draw:rect>
        <draw:frame draw:style-name="gr9" draw:text-style-name="P3" draw:layer="layout" svg:width="5.019cm" svg:height="0.963cm" svg:x="22.5cm" svg:y="11.037cm">
          <draw:text-box>
            <text:p><text:span text:style-name="T1">MessageCollector</text:span></text:p>
          </draw:text-box>
        </draw:frame>
        <draw:rect draw:style-name="gr3" draw:text-style-name="P4" draw:layer="layout" svg:width="3.5cm" svg:height="1cm" svg:x="20.5cm" svg:y="9cm">
          <text:p text:style-name="P1"><text:span text:style-name="T2">MyListener</text:span></text:p>
        </draw:rect>
        <draw:rect draw:style-name="gr3" draw:text-style-name="P4" draw:layer="layout" svg:width="3.5cm" svg:height="1cm" svg:x="24cm" svg:y="9cm">
          <text:p text:style-name="P1"><text:span text:style-name="T2">MyListener</text:span></text:p>
        </draw:rect>
        <draw:line draw:style-name="gr4" draw:text-style-name="P1" draw:layer="layout" svg:x1="22.5cm" svg:y1="5.5cm" svg:x2="22.5cm" svg:y2="9cm">
          <text:p/>
        </draw:line>
        <draw:line draw:style-name="gr4" draw:text-style-name="P1" draw:layer="layout" svg:x1="26cm" svg:y1="5.5cm" svg:x2="26cm" svg:y2="9cm">
          <text:p/>
        </draw:line>
        <draw:frame draw:style-name="gr10" draw:text-style-name="P3" draw:layer="layout" svg:width="4.034cm" svg:height="0.963cm" svg:x="8.481cm" svg:y="9.037cm">
          <draw:text-box>
            <text:p><text:span text:style-name="T1">UserRegistry</text:span></text:p>
          </draw:text-box>
        </draw:frame>
        <draw:frame draw:style-name="gr11" draw:text-style-name="P5" draw:layer="layout" svg:width="2.382cm" svg:height="1.055cm" svg:x="23.118cm" svg:y="7cm">
          <draw:text-box>
            <text:p><text:span text:style-name="T2">(7) collect</text:span></text:p>
          </draw:text-box>
        </draw:frame>
        <draw:line draw:style-name="gr12" draw:text-style-name="P1" draw:layer="layout" svg:x1="15.5cm" svg:y1="12cm" svg:x2="20.5cm" svg:y2="15cm">
          <text:p/>
        </draw:line>
        <draw:rect draw:style-name="gr3" draw:text-style-name="P4" draw:layer="layout" svg:width="2cm" svg:height="1cm" svg:x="13.5cm" svg:y="11cm">
          <text:p text:style-name="P1"><text:span text:style-name="T2">User</text:span></text:p>
        </draw:rect>
        <draw:rect draw:style-name="gr3" draw:text-style-name="P2" draw:layer="layout" svg:width="4.5cm" svg:height="3cm" svg:x="20.5cm" svg:y="15cm">
          <text:p text:style-name="P1"><text:span text:style-name="T1">User</text:span></text:p>
        </draw:rect>
        <draw:line draw:style-name="gr4" draw:text-style-name="P1" draw:layer="layout" svg:x1="22.5cm" svg:y1="12cm" svg:x2="22.5cm" svg:y2="15cm">
          <text:p/>
        </draw:line>
        <draw:line draw:style-name="gr4" draw:text-style-name="P1" draw:layer="layout" svg:x1="25cm" svg:y1="16.5cm" svg:x2="28cm" svg:y2="16.5cm">
          <text:p/>
        </draw:line>
        <draw:frame draw:style-name="gr13" draw:text-style-name="P5" draw:layer="layout" svg:width="2.882cm" svg:height="2.163cm" svg:x="22.618cm" svg:y="12.8cm">
          <draw:text-box>
            <text:p><text:span text:style-name="T2">(8)</text:span></text:p>
            <text:p><text:span text:style-name="T2">Follow &amp; Unfollow &amp;</text:span></text:p>
            <text:p><text:span text:style-name="T2">Send</text:span></text:p>
          </draw:text-box>
        </draw:frame>
        <draw:frame draw:style-name="gr14" draw:text-style-name="P5" draw:layer="layout" svg:width="2.5cm" svg:height="0.729cm" svg:x="25.4cm" svg:y="15.7cm">
          <draw:text-box>
            <text:p><text:span text:style-name="T2">(9) Output</text:span></text:p>
          </draw:text-box>
        </draw:frame>
      </draw:page>
      <draw:page draw:name="page2" draw:style-name="dp1" draw:master-page-name="Default">
        <draw:frame draw:style-name="gr15" draw:layer="layout" svg:width="27cm" svg:height="19cm" svg:x="1.5cm" svg:y="1cm">
          <draw:text-box>
            <text:p/>
          </draw:text-box>
        </draw:frame>
        <draw:frame draw:style-name="gr16" draw:layer="layout" svg:width="27.7cm" svg:height="20.5cm" svg:x="1cm" svg:y="1cm">
          <draw:text-box>
            <text:p>1. A listener will collect all incoming user requests. </text:p>
            <text:p>2. New users will be registered in the user registry. </text:p>
            <text:p>2a) Every user, that was registered this way owns a socket for outgoing messages.</text:p>
            <text:p>3. Several listeners will collect &amp; parse all incoming messages.</text:p>
            <text:p>4. For every unknown target/source a new user will be registered.</text:p>
            <text:p>4a) Every user, that was registered this way will store messages internally until a socket is open.</text:p>
            <text:p>5. Every listener will order &amp; store the messages in his own queue (in MessageQueue)</text:p>
            <text:p>6. A HardWorkingProcess will distribute all messages to OutputQueues.</text:p>
            <text:p>7. Severall listeners will collect messages from their own queue (in MessageQueue)</text:p>
            <text:p>8. Follow/Unfollow operations will be performed and the message will be send out or stored</text:p>
            <text:p>9. If a socket for this user was open, the message was send out.</text:p>
            <text:p/>
            <text:p>Command Line Options:</text:p>
            <text:p>-mct n</text:p>
            <text:p><text:tab/>Number of threads in SourceListener</text:p>
            <text:p>-slt n</text:p>
            <text:p><text:tab/>Number of threads in MessageCollector</text:p>
            <text:p>-uport n</text:p>
            <text:p><text:tab/>Port for user requests</text:p>
            <text:p>-eport n</text:p>
            <text:p><text:tab/>Port for event messages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8M23S</meta:editing-duration>
    <meta:editing-cycles>13</meta:editing-cycles>
    <meta:generator>LibreOffice/4.3.3.2$Linux_X86_64 LibreOffice_project/430m0$Build-2</meta:generator>
    <dc:date>2014-12-21T21:30:37.699860000</dc:date>
    <meta:document-statistic meta:object-count="67"/>
  </office:meta>
</office:document-meta>
</file>